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261" table:formula="of:=SUM([.D11:.G11])" table:style-name="ce5">
            <text:p>261</text:p>
          </table:table-cell>
          <table:table-cell office:value-type="float" office:value="65.25" table:formula="of:=[.H11]/4" table:style-name="ce1">
            <text:p>65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7.7" table:style-name="ce1">
            <text:p>167,7</text:p>
          </table:table-cell>
          <table:table-cell table:number-columns-repeated="2" table:style-name="ce1"/>
          <table:table-cell office:value-type="float" office:value="167.7" table:formula="of:=SUM([.D12:.G12])" table:style-name="ce5">
            <text:p>167,7</text:p>
          </table:table-cell>
          <table:table-cell office:value-type="float" office:value="41.924999999999997" table:formula="of:=[.H12]/4" table:style-name="ce1">
            <text:p>41,9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62.35" table:style-name="ce1">
            <text:p>162,35</text:p>
          </table:table-cell>
          <table:table-cell office:value-type="float" office:value="162.35" table:formula="of:=SUM([.D13:.G13])" table:style-name="ce5">
            <text:p>162,35</text:p>
          </table:table-cell>
          <table:table-cell office:value-type="float" office:value="40.587499999999999" table:formula="of:=[.H13]/4" table:style-name="ce1">
            <text:p>40,58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197" table:formula="of:=SUM([.D14:.G14])" table:style-name="ce5">
            <text:p>197</text:p>
          </table:table-cell>
          <table:table-cell office:value-type="float" office:value="49.25" table:formula="of:=[.H14]/4" table:style-name="ce1">
            <text:p>4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407" table:formula="of:=SUM([.D5:.D28])" table:style-name="ce1">
            <text:p>407</text:p>
          </table:table-cell>
          <table:table-cell office:value-type="float" office:value="338.4" table:formula="of:=SUM([.E5:.E28])" table:style-name="ce1">
            <text:p>338,4</text:p>
          </table:table-cell>
          <table:table-cell office:value-type="float" office:value="535" table:formula="of:=SUM([.F5:.F28])" table:style-name="ce1">
            <text:p>535</text:p>
          </table:table-cell>
          <table:table-cell office:value-type="float" office:value="389.35" table:formula="of:=SUM([.G5:.G28])" table:style-name="ce1">
            <text:p>389,35</text:p>
          </table:table-cell>
          <table:table-cell office:value-type="float" office:value="1669.75" table:formula="of:=SUM([.H5:.H28])" table:style-name="ce5">
            <text:p>1669,75</text:p>
          </table:table-cell>
          <table:table-cell office:value-type="float" office:value="417.4375" table:formula="of:=[.H30]/4" table:style-name="ce1">
            <text:p>417,43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-10.4375" table:formula="of:=[.D30]-[.$I$30]" table:style-name="ce1">
            <text:p>-10,4375</text:p>
          </table:table-cell>
          <table:table-cell office:value-type="float" office:value="-79.037500000000023" table:formula="of:=[.E30]-[.$I$30]" table:style-name="ce1">
            <text:p>-79,0375</text:p>
          </table:table-cell>
          <table:table-cell office:value-type="float" office:value="117.5625" table:formula="of:=[.F30]-[.$I$30]" table:style-name="ce1">
            <text:p>117,5625</text:p>
          </table:table-cell>
          <table:table-cell office:value-type="float" office:value="-28.087499999999977" table:formula="of:=[.G30]-[.$I$30]" table:style-name="ce1">
            <text:p>-28,087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66.97499999999999" table:formula="of:=[.H30]/COUNTIF([.H5:.H28];&quot;&gt;0&quot;)" table:style-name="ce1">
            <text:p>166,9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41.743749999999999" table:formula="of:=[.E34]/4" table:style-name="ce7">
            <text:p>41,74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meta:creation-date>2017-02-13T11:37:40Z</meta:creation-date>
    <dc:date>2017-04-12T08:39:56Z</dc:date>
    <meta:editing-cycles>3</meta:editing-cycles>
    <meta:editing-duration>PT157S</meta:editing-duration>
  </office:meta>
</office:document-meta>
</file>